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25cm" fo:min-width="6.75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線の終点_20_1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5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5cm" fo:min-width="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5cm" fo:min-width="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7.25cm" svg:height="7.5cm" svg:x="6.75cm" svg:y="10cm">
          <text:p text:style-name="P1">メインプログラム</text:p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25cm" svg:y1="3.75cm" svg:x2="8.5cm" svg:y2="10cm">
          <text:p/>
        </draw:line>
        <draw:line draw:style-name="gr3" draw:text-style-name="P2" draw:layer="layout" svg:x1="8.25cm" svg:y1="17.5cm" svg:x2="6.75cm" svg:y2="20.75cm">
          <text:p/>
        </draw:line>
        <draw:line draw:style-name="gr2" draw:text-style-name="P2" draw:layer="layout" svg:x1="10.75cm" svg:y1="17.5cm" svg:x2="11.75cm" svg:y2="21cm">
          <text:p/>
        </draw:line>
        <draw:custom-shape draw:style-name="gr4" draw:text-style-name="P1" draw:layer="layout" svg:width="6cm" svg:height="2cm" svg:x="7.5cm" svg:y="2.5cm">
          <text:p text:style-name="P1">センサプログラム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5cm" svg:height="2.75cm" svg:x="3.75cm" svg:y="20.5cm">
          <text:p text:style-name="P1">も～～たかどう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5cm" svg:height="2.5cm" svg:x="11.25cm" svg:y="21cm">
          <text:p text:style-name="P1">遠隔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8-22T23:51:25.839000000</dc:date>
    <meta:editing-duration>PT1M26S</meta:editing-duration>
    <meta:editing-cycles>1</meta:editing-cycles>
    <meta:document-statistic meta:object-count="7"/>
    <meta:generator>LibreOffice/7.3.4.2$Windows_X86_64 LibreOffice_project/728fec16bd5f605073805c3c9e7c4212a0120dc5</meta:generator>
  </office:meta>
</office:document-meta>
</file>